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Iterativ">
      <style:table-properties table:display="true" style:writing-mode="lr-tb"/>
    </style:style>
    <style:style style:name="ta4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1.76pt solid #212121"/>
    </style:style>
    <style:style style:name="ce1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212121" style:diagonal-bl-tr="none" style:diagonal-tl-br="none" fo:border-left="0.06pt solid #212121" fo:padding="0.071cm" fo:border-right="0.06pt solid #212121" style:rotation-align="none" fo:border-top="1.76pt solid #212121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2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order-left="0.06pt solid #212121" fo:padding="0.071cm" fo:border-right="0.06pt solid #212121" style:rotation-align="none" fo:border-top="1.7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1.76pt solid #212121"/>
    </style:style>
    <style:style style:name="ce2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bsolut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21.371cm" svg:y="0.517cm">
            <draw:object draw:notify-on-update-of-ranges="Absolut.B4:Absolut.B18 Absolut.H3:Absolut.H3 Absolut.H4:Absolut.H18 Absolut.I3:Absolut.I3 Absolut.I4:Absolut.I18 Absolut.J3:Absolut.J3 Absolut.J4:Absolut.J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247" table:default-cell-style-name="ce5"/>
        <table:table-column table:style-name="co5" table:number-columns-repeated="9" table:default-cell-style-name="ce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/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diff</text:p>
          </table:table-cell>
          <table:table-cell table:style-name="ce25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MIN([.C4:.G4])" office:value-type="float" office:value="6" calcext:value-type="float">
            <text:p>6</text:p>
          </table:table-cell>
          <table:table-cell table:style-name="ce22" table:formula="of:=MAX([.C4:.G4])-[.H4]" office:value-type="float" office:value="2" calcext:value-type="float">
            <text:p>2</text:p>
          </table:table-cell>
          <table:table-cell table:style-name="ce26" table:formula="of:=SUM([.C4:.G4])/COUNT([.C4:.G4])" office:value-type="float" office:value="7.6" calcext:value-type="float">
            <text:p>7,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 table:style-name="ce19" office:value-type="float" office:value="5" calcext:value-type="float">
            <text:p>5</text:p>
          </table:table-cell>
          <table:table-cell table:style-name="ce19" table:formula="of:=MIN([.C5:.G5])" office:value-type="float" office:value="5" calcext:value-type="float">
            <text:p>5</text:p>
          </table:table-cell>
          <table:table-cell table:style-name="ce23" table:formula="of:=MAX([.C5:.G5])-[.H5]" office:value-type="float" office:value="1" calcext:value-type="float">
            <text:p>1</text:p>
          </table:table-cell>
          <table:table-cell table:style-name="ce27" table:formula="of:=SUM([.C5:.G5])/COUNT([.C5:.G5])" office:value-type="float" office:value="5.4" calcext:value-type="float">
            <text:p>5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MIN([.C6:.G6])" office:value-type="float" office:value="9" calcext:value-type="float">
            <text:p>9</text:p>
          </table:table-cell>
          <table:table-cell table:style-name="ce23" table:formula="of:=MAX([.C6:.G6])-[.H6]" office:value-type="float" office:value="2" calcext:value-type="float">
            <text:p>2</text:p>
          </table:table-cell>
          <table:table-cell table:style-name="ce27" table:formula="of:=SUM([.C6:.G6])/COUNT([.C6:.G6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3" table:style-name="ce19" office:value-type="float" office:value="15" calcext:value-type="float">
            <text:p>15</text:p>
          </table:table-cell>
          <table:table-cell table:style-name="ce19" table:formula="of:=MIN([.C7:.G7])" office:value-type="float" office:value="15" calcext:value-type="float">
            <text:p>15</text:p>
          </table:table-cell>
          <table:table-cell table:style-name="ce23" table:formula="of:=MAX([.C7:.G7])-[.H7]" office:value-type="float" office:value="1" calcext:value-type="float">
            <text:p>1</text:p>
          </table:table-cell>
          <table:table-cell table:style-name="ce27" table:formula="of:=SUM([.C7:.G7])/COUNT([.C7:.G7]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3" table:style-name="ce19" office:value-type="float" office:value="27" calcext:value-type="float">
            <text:p>27</text:p>
          </table:table-cell>
          <table:table-cell table:style-name="ce19" office:value-type="float" office:value="47" calcext:value-type="float">
            <text:p>47</text:p>
          </table:table-cell>
          <table:table-cell table:style-name="ce19" table:formula="of:=MIN([.C8:.G8])" office:value-type="float" office:value="27" calcext:value-type="float">
            <text:p>27</text:p>
          </table:table-cell>
          <table:table-cell table:style-name="ce23" table:formula="of:=MAX([.C8:.G8])-[.H8]" office:value-type="float" office:value="20" calcext:value-type="float">
            <text:p>20</text:p>
          </table:table-cell>
          <table:table-cell table:style-name="ce27" table:formula="of:=SUM([.C8:.G8])/COUNT([.C8:.G8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15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4" calcext:value-type="float">
            <text:p>64</text:p>
          </table:table-cell>
          <table:table-cell table:style-name="ce19" table:formula="of:=MIN([.C9:.G9])" office:value-type="float" office:value="64" calcext:value-type="float">
            <text:p>64</text:p>
          </table:table-cell>
          <table:table-cell table:style-name="ce23" table:formula="of:=MAX([.C9:.G9])-[.H9]" office:value-type="float" office:value="1" calcext:value-type="float">
            <text:p>1</text:p>
          </table:table-cell>
          <table:table-cell table:style-name="ce27" table:formula="of:=SUM([.C9:.G9])/COUNT([.C9:.G9])" office:value-type="float" office:value="64.4" calcext:value-type="float">
            <text:p>64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15" office:value-type="float" office:value="122" calcext:value-type="float">
            <text:p>122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1" calcext:value-type="float">
            <text:p>11</text:p>
          </table:table-cell>
          <table:table-cell table:style-name="ce19" table:formula="of:=MIN([.C10:.G10])" office:value-type="float" office:value="11" calcext:value-type="float">
            <text:p>11</text:p>
          </table:table-cell>
          <table:table-cell table:style-name="ce23" table:formula="of:=MAX([.C10:.G10])-[.H10]" office:value-type="float" office:value="325" calcext:value-type="float">
            <text:p>325</text:p>
          </table:table-cell>
          <table:table-cell table:style-name="ce27" table:formula="of:=SUM([.C10:.G10])/COUNT([.C10:.G10])" office:value-type="float" office:value="148.2" calcext:value-type="float">
            <text:p>148,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15" office:value-type="float" office:value="84" calcext:value-type="float">
            <text:p>84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table:formula="of:=MIN([.C11:.G11])" office:value-type="float" office:value="84" calcext:value-type="float">
            <text:p>84</text:p>
          </table:table-cell>
          <table:table-cell table:style-name="ce23" table:formula="of:=MAX([.C11:.G11])-[.H11]" office:value-type="float" office:value="385" calcext:value-type="float">
            <text:p>385</text:p>
          </table:table-cell>
          <table:table-cell table:style-name="ce27" table:formula="of:=SUM([.C11:.G11])/COUNT([.C11:.G11])" office:value-type="float" office:value="256.2" calcext:value-type="float">
            <text:p>256,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5" office:value-type="float" office:value="305" calcext:value-type="float">
            <text:p>30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table:formula="of:=MIN([.C12:.G12])" office:value-type="float" office:value="50" calcext:value-type="float">
            <text:p>50</text:p>
          </table:table-cell>
          <table:table-cell table:style-name="ce23" table:formula="of:=MAX([.C12:.G12])-[.H12]" office:value-type="float" office:value="288" calcext:value-type="float">
            <text:p>288</text:p>
          </table:table-cell>
          <table:table-cell table:style-name="ce27" table:formula="of:=SUM([.C12:.G12])/COUNT([.C12:.G12])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15" office:value-type="float" office:value="1798" calcext:value-type="float">
            <text:p>1798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float" office:value="1637" calcext:value-type="float">
            <text:p>1637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610" calcext:value-type="float">
            <text:p>610</text:p>
          </table:table-cell>
          <table:table-cell table:style-name="ce19" table:formula="of:=MIN([.C13:.G13])" office:value-type="float" office:value="196" calcext:value-type="float">
            <text:p>196</text:p>
          </table:table-cell>
          <table:table-cell table:style-name="ce23" table:formula="of:=MAX([.C13:.G13])-[.H13]" office:value-type="float" office:value="2367" calcext:value-type="float">
            <text:p>2367</text:p>
          </table:table-cell>
          <table:table-cell table:style-name="ce27" table:formula="of:=SUM([.C13:.G13])/COUNT([.C13:.G13])" office:value-type="float" office:value="1360.8" calcext:value-type="float">
            <text:p>1360,8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1819" calcext:value-type="float">
            <text:p>1819</text:p>
          </table:table-cell>
          <table:table-cell table:style-name="ce19" office:value-type="float" office:value="1271" calcext:value-type="float">
            <text:p>1271</text:p>
          </table:table-cell>
          <table:table-cell table:style-name="ce19" office:value-type="float" office:value="2217" calcext:value-type="float">
            <text:p>2217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913" calcext:value-type="float">
            <text:p>1913</text:p>
          </table:table-cell>
          <table:table-cell table:style-name="ce19" table:formula="of:=MIN([.C14:.G14])" office:value-type="float" office:value="184" calcext:value-type="float">
            <text:p>184</text:p>
          </table:table-cell>
          <table:table-cell table:style-name="ce23" table:formula="of:=MAX([.C14:.G14])-[.H14]" office:value-type="float" office:value="2033" calcext:value-type="float">
            <text:p>2033</text:p>
          </table:table-cell>
          <table:table-cell table:style-name="ce27" table:formula="of:=SUM([.C14:.G14])/COUNT([.C14:.G14])" office:value-type="float" office:value="1480.8" calcext:value-type="float">
            <text:p>1480,8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5" office:value-type="float" office:value="1082" calcext:value-type="float">
            <text:p>1082</text:p>
          </table:table-cell>
          <table:table-cell table:style-name="ce19" office:value-type="float" office:value="1719" calcext:value-type="float">
            <text:p>1719</text:p>
          </table:table-cell>
          <table:table-cell table:style-name="ce19" office:value-type="float" office:value="2580" calcext:value-type="float">
            <text:p>2580</text:p>
          </table:table-cell>
          <table:table-cell table:style-name="ce19" office:value-type="float" office:value="4434" calcext:value-type="float">
            <text:p>4434</text:p>
          </table:table-cell>
          <table:table-cell table:style-name="ce19" office:value-type="float" office:value="7868" calcext:value-type="float">
            <text:p>7868</text:p>
          </table:table-cell>
          <table:table-cell table:style-name="ce19" table:formula="of:=MIN([.C15:.G15])" office:value-type="float" office:value="1082" calcext:value-type="float">
            <text:p>1082</text:p>
          </table:table-cell>
          <table:table-cell table:style-name="ce23" table:formula="of:=MAX([.C15:.G15])-[.H15]" office:value-type="float" office:value="6786" calcext:value-type="float">
            <text:p>6786</text:p>
          </table:table-cell>
          <table:table-cell table:style-name="ce27" table:formula="of:=SUM([.C15:.G15])/COUNT([.C15:.G15])" office:value-type="float" office:value="3536.6" calcext:value-type="float">
            <text:p>3536,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9495" calcext:value-type="float">
            <text:p>9495</text:p>
          </table:table-cell>
          <table:table-cell table:style-name="ce19" office:value-type="float" office:value="19759" calcext:value-type="float">
            <text:p>19759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office:value-type="float" office:value="38411" calcext:value-type="float">
            <text:p>38411</text:p>
          </table:table-cell>
          <table:table-cell table:style-name="ce19" office:value-type="float" office:value="1880" calcext:value-type="float">
            <text:p>1880</text:p>
          </table:table-cell>
          <table:table-cell table:style-name="ce19" table:formula="of:=MIN([.C16:.G16])" office:value-type="float" office:value="1880" calcext:value-type="float">
            <text:p>1880</text:p>
          </table:table-cell>
          <table:table-cell table:style-name="ce23" table:formula="of:=MAX([.C16:.G16])-[.H16]" office:value-type="float" office:value="36531" calcext:value-type="float">
            <text:p>36531</text:p>
          </table:table-cell>
          <table:table-cell table:style-name="ce27" table:formula="of:=SUM([.C16:.G16])/COUNT([.C16:.G16])" office:value-type="float" office:value="20712.4" calcext:value-type="float">
            <text:p>20712,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5" office:value-type="float" office:value="31861" calcext:value-type="float">
            <text:p>31861</text:p>
          </table:table-cell>
          <table:table-cell table:style-name="ce19" office:value-type="float" office:value="29290" calcext:value-type="float">
            <text:p>29290</text:p>
          </table:table-cell>
          <table:table-cell table:style-name="ce19" office:value-type="float" office:value="37165" calcext:value-type="float">
            <text:p>37165</text:p>
          </table:table-cell>
          <table:table-cell table:style-name="ce19" office:value-type="float" office:value="6902" calcext:value-type="float">
            <text:p>6902</text:p>
          </table:table-cell>
          <table:table-cell table:style-name="ce19"/>
          <table:table-cell table:style-name="ce19" table:formula="of:=MIN([.C17:.G17])" office:value-type="float" office:value="6902" calcext:value-type="float">
            <text:p>6902</text:p>
          </table:table-cell>
          <table:table-cell table:style-name="ce23" table:formula="of:=MAX([.C17:.G17])-[.H17]" office:value-type="float" office:value="30263" calcext:value-type="float">
            <text:p>30263</text:p>
          </table:table-cell>
          <table:table-cell table:style-name="ce27" table:formula="of:=SUM([.C17:.G17])/COUNT([.C17:.G17])" office:value-type="float" office:value="26304.5" calcext:value-type="float">
            <text:p>26304,5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5"/>
          <table:table-cell table:style-name="ce19" table:number-columns-repeated="4"/>
          <table:table-cell table:style-name="ce19" table:formula="of:=MIN([.C18:.G18])" office:value-type="float" office:value="0" calcext:value-type="float">
            <text:p>0</text:p>
          </table:table-cell>
          <table:table-cell table:style-name="ce23" table:formula="of:=MAX([.C18:.G18])-[.H18]" office:value-type="float" office:value="0" calcext:value-type="float">
            <text:p>0</text:p>
          </table:table-cell>
          <table:table-cell table:style-name="ce27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5"/>
          <table:table-cell table:style-name="ce19" table:number-columns-repeated="4"/>
          <table:table-cell table:style-name="ce19" table:formula="of:=MIN([.C19:.G19])" office:value-type="float" office:value="0" calcext:value-type="float">
            <text:p>0</text:p>
          </table:table-cell>
          <table:table-cell table:style-name="ce23" table:formula="of:=MAX([.C19:.G19])-[.H19]" office:value-type="float" office:value="0" calcext:value-type="float">
            <text:p>0</text:p>
          </table:table-cell>
          <table:table-cell table:style-name="ce27" table:formula="of:=SUM([.C19:.G19])/COUNT([.C19:.G1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5"/>
          <table:table-cell table:style-name="ce19" table:number-columns-repeated="4"/>
          <table:table-cell table:style-name="ce19" table:formula="of:=MIN([.C20:.G20])" office:value-type="float" office:value="0" calcext:value-type="float">
            <text:p>0</text:p>
          </table:table-cell>
          <table:table-cell table:style-name="ce23" table:formula="of:=MAX([.C20:.G20])-[.H20]" office:value-type="float" office:value="0" calcext:value-type="float">
            <text:p>0</text:p>
          </table:table-cell>
          <table:table-cell table:style-name="ce27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5"/>
          <table:table-cell table:style-name="ce19" table:number-columns-repeated="4"/>
          <table:table-cell table:style-name="ce19" table:formula="of:=MIN([.C21:.G21])" office:value-type="float" office:value="0" calcext:value-type="float">
            <text:p>0</text:p>
          </table:table-cell>
          <table:table-cell table:style-name="ce23" table:formula="of:=MAX([.C21:.G21])-[.H21]" office:value-type="float" office:value="0" calcext:value-type="float">
            <text:p>0</text:p>
          </table:table-cell>
          <table:table-cell table:style-name="ce27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5"/>
          <table:table-cell table:style-name="ce19" table:number-columns-repeated="4"/>
          <table:table-cell table:style-name="ce19" table:formula="of:=MIN([.C22:.G22])" office:value-type="float" office:value="0" calcext:value-type="float">
            <text:p>0</text:p>
          </table:table-cell>
          <table:table-cell table:style-name="ce23" table:formula="of:=MAX([.C22:.G22])-[.H22]" office:value-type="float" office:value="0" calcext:value-type="float">
            <text:p>0</text:p>
          </table:table-cell>
          <table:table-cell table:style-name="ce27" table:formula="of:=SUM([.C22:.G22])/COUNT([.C22:.G2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7" calcext:value-type="float">
            <text:p>27</text:p>
          </table:table-cell>
          <table:table-cell table:style-name="ce15"/>
          <table:table-cell table:style-name="ce19" table:number-columns-repeated="4"/>
          <table:table-cell table:style-name="ce19" table:formula="of:=MIN([.C23:.G23])" office:value-type="float" office:value="0" calcext:value-type="float">
            <text:p>0</text:p>
          </table:table-cell>
          <table:table-cell table:style-name="ce23" table:formula="of:=MAX([.C23:.G23])-[.H23]" office:value-type="float" office:value="0" calcext:value-type="float">
            <text:p>0</text:p>
          </table:table-cell>
          <table:table-cell table:style-name="ce27" table:formula="of:=SUM([.C23:.G23])/COUNT([.C23:.G2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5"/>
          <table:table-cell table:style-name="ce19" table:number-columns-repeated="4"/>
          <table:table-cell table:style-name="ce19" table:formula="of:=MIN([.C24:.G24])" office:value-type="float" office:value="0" calcext:value-type="float">
            <text:p>0</text:p>
          </table:table-cell>
          <table:table-cell table:style-name="ce23" table:formula="of:=MAX([.C24:.G24])-[.H24]" office:value-type="float" office:value="0" calcext:value-type="float">
            <text:p>0</text:p>
          </table:table-cell>
          <table:table-cell table:style-name="ce27" table:formula="of:=SUM([.C24:.G24])/COUNT([.C24:.G2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9" calcext:value-type="float">
            <text:p>29</text:p>
          </table:table-cell>
          <table:table-cell table:style-name="ce15"/>
          <table:table-cell table:style-name="ce19" table:number-columns-repeated="4"/>
          <table:table-cell table:style-name="ce19" table:formula="of:=MIN([.C25:.G25])" office:value-type="float" office:value="0" calcext:value-type="float">
            <text:p>0</text:p>
          </table:table-cell>
          <table:table-cell table:style-name="ce23" table:formula="of:=MAX([.C25:.G25])-[.H25]" office:value-type="float" office:value="0" calcext:value-type="float">
            <text:p>0</text:p>
          </table:table-cell>
          <table:table-cell table:style-name="ce27" table:formula="of:=SUM([.C25:.G25])/COUNT([.C25:.G2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30" calcext:value-type="float">
            <text:p>30</text:p>
          </table:table-cell>
          <table:table-cell table:style-name="ce16"/>
          <table:table-cell table:style-name="ce20" table:number-columns-repeated="4"/>
          <table:table-cell table:style-name="ce20" table:formula="of:=MIN([.C26:.G26])" office:value-type="float" office:value="0" calcext:value-type="float">
            <text:p>0</text:p>
          </table:table-cell>
          <table:table-cell table:style-name="ce24" table:formula="of:=MAX([.C26:.G26])-[.H26]" office:value-type="float" office:value="0" calcext:value-type="float">
            <text:p>0</text:p>
          </table:table-cell>
          <table:table-cell table:style-name="ce28" table:formula="of:=SUM([.C26:.G26])/COUNT([.C26:.G2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v" table:style-name="ta3">
        <table:shapes>
          <draw:frame draw:z-index="0" draw:name="Chart 1" draw:style-name="gr1" draw:text-style-name="P1" svg:width="33.156cm" svg:height="12.551cm" svg:x="21.367cm" svg:y="0.517cm">
            <draw:object draw:notify-on-update-of-ranges="Iterativ.B4:Iterativ.B22 Iterativ.H3:Iterativ.H3 Iterativ.H4:Iterativ.H22 Iterativ.I3:Iterativ.I3 Iterativ.I4:Iterativ.I22 Iterativ.J3:Iterativ.J3 Iterativ.J4:Iterativ.J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247" table:default-cell-style-name="ce5"/>
        <table:table-column table:style-name="co5" table:number-columns-repeated="9" table:default-cell-style-name="ce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/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diff</text:p>
          </table:table-cell>
          <table:table-cell table:style-name="ce25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number-columns-repeated="4"/>
          <table:table-cell table:style-name="ce18" table:formula="of:=MIN([.C4:.G4])" office:value-type="float" office:value="2" calcext:value-type="float">
            <text:p>2</text:p>
          </table:table-cell>
          <table:table-cell table:style-name="ce22" table:formula="of:=MAX([.C4:.G4])-[.H4]" office:value-type="float" office:value="0" calcext:value-type="float">
            <text:p>0</text:p>
          </table:table-cell>
          <table:table-cell table:style-name="ce26" table:formula="of:=SUM([.C4:.G4])/COUNT([.C4:.G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number-columns-repeated="4"/>
          <table:table-cell table:style-name="ce19" table:formula="of:=MIN([.C5:.G5])" office:value-type="float" office:value="1" calcext:value-type="float">
            <text:p>1</text:p>
          </table:table-cell>
          <table:table-cell table:style-name="ce23" table:formula="of:=MAX([.C5:.G5])-[.H5]" office:value-type="float" office:value="0" calcext:value-type="float">
            <text:p>0</text:p>
          </table:table-cell>
          <table:table-cell table:style-name="ce27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number-columns-repeated="4"/>
          <table:table-cell table:style-name="ce19" table:formula="of:=MIN([.C6:.G6])" office:value-type="float" office:value="1" calcext:value-type="float">
            <text:p>1</text:p>
          </table:table-cell>
          <table:table-cell table:style-name="ce23" table:formula="of:=MAX([.C6:.G6])-[.H6]" office:value-type="float" office:value="0" calcext:value-type="float">
            <text:p>0</text:p>
          </table:table-cell>
          <table:table-cell table:style-name="ce27" table:formula="of:=SUM([.C6:.G6])/COUNT([.C6:.G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5"/>
          <table:table-cell table:style-name="ce19" table:number-columns-repeated="4"/>
          <table:table-cell table:style-name="ce19" table:formula="of:=MIN([.C7:.G7])" office:value-type="float" office:value="0" calcext:value-type="float">
            <text:p>0</text:p>
          </table:table-cell>
          <table:table-cell table:style-name="ce23" table:formula="of:=MAX([.C7:.G7])-[.H7]" office:value-type="float" office:value="0" calcext:value-type="float">
            <text:p>0</text:p>
          </table:table-cell>
          <table:table-cell table:style-name="ce27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5"/>
          <table:table-cell table:style-name="ce19" table:number-columns-repeated="4"/>
          <table:table-cell table:style-name="ce19" table:formula="of:=MIN([.C8:.G8])" office:value-type="float" office:value="0" calcext:value-type="float">
            <text:p>0</text:p>
          </table:table-cell>
          <table:table-cell table:style-name="ce23" table:formula="of:=MAX([.C8:.G8])-[.H8]" office:value-type="float" office:value="0" calcext:value-type="float">
            <text:p>0</text:p>
          </table:table-cell>
          <table:table-cell table:style-name="ce27" table:formula="of:=SUM([.C8:.G8])/COUNT([.C8:.G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15" office:value-type="float" office:value="94" calcext:value-type="float">
            <text:p>94</text:p>
          </table:table-cell>
          <table:table-cell table:style-name="ce19" table:number-columns-repeated="4"/>
          <table:table-cell table:style-name="ce19" table:formula="of:=MIN([.C9:.G9])" office:value-type="float" office:value="94" calcext:value-type="float">
            <text:p>94</text:p>
          </table:table-cell>
          <table:table-cell table:style-name="ce23" table:formula="of:=MAX([.C9:.G9])-[.H9]" office:value-type="float" office:value="0" calcext:value-type="float">
            <text:p>0</text:p>
          </table:table-cell>
          <table:table-cell table:style-name="ce27" table:formula="of:=SUM([.C9:.G9])/COUNT([.C9:.G9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15" office:value-type="float" office:value="58" calcext:value-type="float">
            <text:p>58</text:p>
          </table:table-cell>
          <table:table-cell table:style-name="ce19" table:number-columns-repeated="4"/>
          <table:table-cell table:style-name="ce19" table:formula="of:=MIN([.C10:.G10])" office:value-type="float" office:value="58" calcext:value-type="float">
            <text:p>58</text:p>
          </table:table-cell>
          <table:table-cell table:style-name="ce23" table:formula="of:=MAX([.C10:.G10])-[.H10]" office:value-type="float" office:value="0" calcext:value-type="float">
            <text:p>0</text:p>
          </table:table-cell>
          <table:table-cell table:style-name="ce27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15" office:value-type="float" office:value="58" calcext:value-type="float">
            <text:p>58</text:p>
          </table:table-cell>
          <table:table-cell table:style-name="ce19" table:number-columns-repeated="4"/>
          <table:table-cell table:style-name="ce19" table:formula="of:=MIN([.C11:.G11])" office:value-type="float" office:value="58" calcext:value-type="float">
            <text:p>58</text:p>
          </table:table-cell>
          <table:table-cell table:style-name="ce23" table:formula="of:=MAX([.C11:.G11])-[.H11]" office:value-type="float" office:value="0" calcext:value-type="float">
            <text:p>0</text:p>
          </table:table-cell>
          <table:table-cell table:style-name="ce27" table:formula="of:=SUM([.C11:.G11])/COUNT([.C11:.G11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5"/>
          <table:table-cell table:style-name="ce19" table:number-columns-repeated="4"/>
          <table:table-cell table:style-name="ce19" table:formula="of:=MIN([.C12:.G12])" office:value-type="float" office:value="0" calcext:value-type="float">
            <text:p>0</text:p>
          </table:table-cell>
          <table:table-cell table:style-name="ce23" table:formula="of:=MAX([.C12:.G12])-[.H12]" office:value-type="float" office:value="0" calcext:value-type="float">
            <text:p>0</text:p>
          </table:table-cell>
          <table:table-cell table:style-name="ce27" table:formula="of:=SUM([.C12:.G12])/COUNT([.C12:.G1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15" office:value-type="float" office:value="1130" calcext:value-type="float">
            <text:p>1130</text:p>
          </table:table-cell>
          <table:table-cell table:style-name="ce19" table:number-columns-repeated="4"/>
          <table:table-cell table:style-name="ce19" table:formula="of:=MIN([.C13:.G13])" office:value-type="float" office:value="1130" calcext:value-type="float">
            <text:p>1130</text:p>
          </table:table-cell>
          <table:table-cell table:style-name="ce23" table:formula="of:=MAX([.C13:.G13])-[.H13]" office:value-type="float" office:value="0" calcext:value-type="float">
            <text:p>0</text:p>
          </table:table-cell>
          <table:table-cell table:style-name="ce27" table:formula="of:=SUM([.C13:.G13])/COUNT([.C13:.G13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3066" calcext:value-type="float">
            <text:p>3066</text:p>
          </table:table-cell>
          <table:table-cell table:style-name="ce19" table:number-columns-repeated="4"/>
          <table:table-cell table:style-name="ce19" table:formula="of:=MIN([.C14:.G14])" office:value-type="float" office:value="3066" calcext:value-type="float">
            <text:p>3066</text:p>
          </table:table-cell>
          <table:table-cell table:style-name="ce23" table:formula="of:=MAX([.C14:.G14])-[.H14]" office:value-type="float" office:value="0" calcext:value-type="float">
            <text:p>0</text:p>
          </table:table-cell>
          <table:table-cell table:style-name="ce27" table:formula="of:=SUM([.C14:.G14])/COUNT([.C14:.G14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5"/>
          <table:table-cell table:style-name="ce19" table:number-columns-repeated="4"/>
          <table:table-cell table:style-name="ce19" table:formula="of:=MIN([.C15:.G15])" office:value-type="float" office:value="0" calcext:value-type="float">
            <text:p>0</text:p>
          </table:table-cell>
          <table:table-cell table:style-name="ce23" table:formula="of:=MAX([.C15:.G15])-[.H15]" office:value-type="float" office:value="0" calcext:value-type="float">
            <text:p>0</text:p>
          </table:table-cell>
          <table:table-cell table:style-name="ce27" table:formula="of:=SUM([.C15:.G15])/COUNT([.C15:.G1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7866" calcext:value-type="float">
            <text:p>7866</text:p>
          </table:table-cell>
          <table:table-cell table:style-name="ce19" table:number-columns-repeated="4"/>
          <table:table-cell table:style-name="ce19" table:formula="of:=MIN([.C16:.G16])" office:value-type="float" office:value="7866" calcext:value-type="float">
            <text:p>7866</text:p>
          </table:table-cell>
          <table:table-cell table:style-name="ce23" table:formula="of:=MAX([.C16:.G16])-[.H16]" office:value-type="float" office:value="0" calcext:value-type="float">
            <text:p>0</text:p>
          </table:table-cell>
          <table:table-cell table:style-name="ce27" table:formula="of:=SUM([.C16:.G16])/COUNT([.C16:.G16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5" office:value-type="float" office:value="2101" calcext:value-type="float">
            <text:p>2101</text:p>
          </table:table-cell>
          <table:table-cell table:style-name="ce19" table:number-columns-repeated="4"/>
          <table:table-cell table:style-name="ce19" table:formula="of:=MIN([.C17:.G17])" office:value-type="float" office:value="2101" calcext:value-type="float">
            <text:p>2101</text:p>
          </table:table-cell>
          <table:table-cell table:style-name="ce23" table:formula="of:=MAX([.C17:.G17])-[.H17]" office:value-type="float" office:value="0" calcext:value-type="float">
            <text:p>0</text:p>
          </table:table-cell>
          <table:table-cell table:style-name="ce27" table:formula="of:=SUM([.C17:.G17])/COUNT([.C17:.G17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123" calcext:value-type="float">
            <text:p>123</text:p>
          </table:table-cell>
          <table:table-cell table:style-name="ce19" table:number-columns-repeated="4"/>
          <table:table-cell table:style-name="ce19" table:formula="of:=MIN([.C18:.G18])" office:value-type="float" office:value="123" calcext:value-type="float">
            <text:p>123</text:p>
          </table:table-cell>
          <table:table-cell table:style-name="ce23" table:formula="of:=MAX([.C18:.G18])-[.H18]" office:value-type="float" office:value="0" calcext:value-type="float">
            <text:p>0</text:p>
          </table:table-cell>
          <table:table-cell table:style-name="ce27" table:formula="of:=SUM([.C18:.G18])/COUNT([.C18:.G18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5"/>
          <table:table-cell table:style-name="ce19" table:number-columns-repeated="4"/>
          <table:table-cell table:style-name="ce19" table:formula="of:=MIN([.C19:.G19])" office:value-type="float" office:value="0" calcext:value-type="float">
            <text:p>0</text:p>
          </table:table-cell>
          <table:table-cell table:style-name="ce23" table:formula="of:=MAX([.C19:.G19])-[.H19]" office:value-type="float" office:value="0" calcext:value-type="float">
            <text:p>0</text:p>
          </table:table-cell>
          <table:table-cell table:style-name="ce27" table:formula="of:=SUM([.C19:.G19])/COUNT([.C19:.G1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5" office:value-type="float" office:value="59554" calcext:value-type="float">
            <text:p>59554</text:p>
          </table:table-cell>
          <table:table-cell table:style-name="ce19" table:number-columns-repeated="4"/>
          <table:table-cell table:style-name="ce19" table:formula="of:=MIN([.C20:.G20])" office:value-type="float" office:value="59554" calcext:value-type="float">
            <text:p>59554</text:p>
          </table:table-cell>
          <table:table-cell table:style-name="ce23" table:formula="of:=MAX([.C20:.G20])-[.H20]" office:value-type="float" office:value="0" calcext:value-type="float">
            <text:p>0</text:p>
          </table:table-cell>
          <table:table-cell table:style-name="ce27" table:formula="of:=SUM([.C20:.G20])/COUNT([.C20:.G20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5"/>
          <table:table-cell table:style-name="ce19" table:number-columns-repeated="4"/>
          <table:table-cell table:style-name="ce19" table:formula="of:=MIN([.C21:.G21])" office:value-type="float" office:value="0" calcext:value-type="float">
            <text:p>0</text:p>
          </table:table-cell>
          <table:table-cell table:style-name="ce23" table:formula="of:=MAX([.C21:.G21])-[.H21]" office:value-type="float" office:value="0" calcext:value-type="float">
            <text:p>0</text:p>
          </table:table-cell>
          <table:table-cell table:style-name="ce27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5"/>
          <table:table-cell table:style-name="ce19" table:number-columns-repeated="4"/>
          <table:table-cell table:style-name="ce19" table:formula="of:=MIN([.C22:.G22])" office:value-type="float" office:value="0" calcext:value-type="float">
            <text:p>0</text:p>
          </table:table-cell>
          <table:table-cell table:style-name="ce23" table:formula="of:=MAX([.C22:.G22])-[.H22]" office:value-type="float" office:value="0" calcext:value-type="float">
            <text:p>0</text:p>
          </table:table-cell>
          <table:table-cell table:style-name="ce27" table:formula="of:=SUM([.C22:.G22])/COUNT([.C22:.G2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7" calcext:value-type="float">
            <text:p>27</text:p>
          </table:table-cell>
          <table:table-cell table:style-name="ce15"/>
          <table:table-cell table:style-name="ce19" table:number-columns-repeated="4"/>
          <table:table-cell table:style-name="ce19" table:formula="of:=MIN([.C23:.G23])" office:value-type="float" office:value="0" calcext:value-type="float">
            <text:p>0</text:p>
          </table:table-cell>
          <table:table-cell table:style-name="ce23" table:formula="of:=MAX([.C23:.G23])-[.H23]" office:value-type="float" office:value="0" calcext:value-type="float">
            <text:p>0</text:p>
          </table:table-cell>
          <table:table-cell table:style-name="ce27" table:formula="of:=SUM([.C23:.G23])/COUNT([.C23:.G2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5"/>
          <table:table-cell table:style-name="ce19" table:number-columns-repeated="4"/>
          <table:table-cell table:style-name="ce19" table:formula="of:=MIN([.C24:.G24])" office:value-type="float" office:value="0" calcext:value-type="float">
            <text:p>0</text:p>
          </table:table-cell>
          <table:table-cell table:style-name="ce23" table:formula="of:=MAX([.C24:.G24])-[.H24]" office:value-type="float" office:value="0" calcext:value-type="float">
            <text:p>0</text:p>
          </table:table-cell>
          <table:table-cell table:style-name="ce27" table:formula="of:=SUM([.C24:.G24])/COUNT([.C24:.G2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9" calcext:value-type="float">
            <text:p>29</text:p>
          </table:table-cell>
          <table:table-cell table:style-name="ce15"/>
          <table:table-cell table:style-name="ce19" table:number-columns-repeated="4"/>
          <table:table-cell table:style-name="ce19" table:formula="of:=MIN([.C25:.G25])" office:value-type="float" office:value="0" calcext:value-type="float">
            <text:p>0</text:p>
          </table:table-cell>
          <table:table-cell table:style-name="ce23" table:formula="of:=MAX([.C25:.G25])-[.H25]" office:value-type="float" office:value="0" calcext:value-type="float">
            <text:p>0</text:p>
          </table:table-cell>
          <table:table-cell table:style-name="ce27" table:formula="of:=SUM([.C25:.G25])/COUNT([.C25:.G2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30" calcext:value-type="float">
            <text:p>30</text:p>
          </table:table-cell>
          <table:table-cell table:style-name="ce16"/>
          <table:table-cell table:style-name="ce20" table:number-columns-repeated="4"/>
          <table:table-cell table:style-name="ce20" table:formula="of:=MIN([.C26:.G26])" office:value-type="float" office:value="0" calcext:value-type="float">
            <text:p>0</text:p>
          </table:table-cell>
          <table:table-cell table:style-name="ce24" table:formula="of:=MAX([.C26:.G26])-[.H26]" office:value-type="float" office:value="0" calcext:value-type="float">
            <text:p>0</text:p>
          </table:table-cell>
          <table:table-cell table:style-name="ce28" table:formula="of:=SUM([.C26:.G26])/COUNT([.C26:.G2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chschnitte" table:style-name="ta4">
        <table:shapes>
          <draw:frame draw:z-index="0" draw:name="Chart 1" draw:style-name="gr1" draw:text-style-name="P1" svg:width="33.156cm" svg:height="12.551cm" svg:x="21.367cm" svg:y="0.517cm">
            <draw:object draw:notify-on-update-of-ranges="Durchschnitte.B4:Durchschnitte.B26 Durchschnitte.C3:Durchschnitte.C3 Durchschnitte.C4:Durchschnitte.C26 Durchschnitte.D3:Durchschnitte.D3 Durchschnitte.D4:Durchschnitte.D26 Durchschnitte.E3:Durchschnitte.E3 Durchschnitte.E4:Durchschnitte.E26 Durchschnitte.F3:Durchschnitte.F3 Durchschnitte.F4:Durchschnitte.F26 Durchschnitte.G3:Durchschnitte.G3 Durchschnitte.G4:Durchschnitte.G26 Durchschnitte.H3:Durchschnitte.H3 Durchschnitte.H4:Durchschnitte.H26 Durchschnitte.I3:Durchschnitte.I3 Durchschnitte.I4:Durchschnitte.I26 Durchschnitte.J3:Durchschnitte.J3 Durchschnitte.J4:Durchschnitte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247" table:default-cell-style-name="ce5"/>
        <table:table-column table:style-name="co5" table:number-columns-repeated="9" table:default-cell-style-name="ce3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Absolut</text:p>
          </table:table-cell>
          <table:table-cell table:style-name="ce17" office:value-type="string" calcext:value-type="string">
            <text:p>Iterativ</text:p>
          </table:table-cell>
          <table:table-cell table:style-name="ce17" table:number-columns-repeated="3"/>
          <table:table-cell table:style-name="ce21" table:number-columns-repeated="2"/>
          <table:table-cell table:style-name="ce25"/>
          <table:table-cell table:number-columns-repeated="1014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14" table:formula="of:=[$Absolut.J4]" office:value-type="float" office:value="7.6" calcext:value-type="float">
            <text:p>7,6</text:p>
          </table:table-cell>
          <table:table-cell table:style-name="ce18" table:formula="of:=[$Iterativ.J4]" office:value-type="float" office:value="2" calcext:value-type="float">
            <text:p>2</text:p>
          </table:table-cell>
          <table:table-cell table:style-name="ce18" table:number-columns-repeated="4"/>
          <table:table-cell table:style-name="ce22"/>
          <table:table-cell table:style-name="ce26"/>
          <table:table-cell table:number-columns-repeated="1014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5" table:formula="of:=[$Absolut.J5]" office:value-type="float" office:value="5.4" calcext:value-type="float">
            <text:p>5,4</text:p>
          </table:table-cell>
          <table:table-cell table:style-name="ce19" table:formula="of:=[$Iterativ.J5]" office:value-type="float" office:value="1" calcext:value-type="float">
            <text:p>1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5" table:formula="of:=[$Absolut.J6]" office:value-type="float" office:value="10" calcext:value-type="float">
            <text:p>10</text:p>
          </table:table-cell>
          <table:table-cell table:style-name="ce19" table:formula="of:=[$Iterativ.J6]" office:value-type="float" office:value="1" calcext:value-type="float">
            <text:p>1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5" table:formula="of:=[$Absolut.J7]" office:value-type="float" office:value="15.4" calcext:value-type="float">
            <text:p>15,4</text:p>
          </table:table-cell>
          <table:table-cell table:style-name="ce19" table:formula="of:=[$Iterativ.J7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5" table:formula="of:=[$Absolut.J8]" office:value-type="float" office:value="31" calcext:value-type="float">
            <text:p>31</text:p>
          </table:table-cell>
          <table:table-cell table:style-name="ce19" table:formula="of:=[$Iterativ.J8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15" table:formula="of:=[$Absolut.J9]" office:value-type="float" office:value="64.4" calcext:value-type="float">
            <text:p>64,4</text:p>
          </table:table-cell>
          <table:table-cell table:style-name="ce19" table:formula="of:=[$Iterativ.J9]" office:value-type="float" office:value="94" calcext:value-type="float">
            <text:p>94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4" calcext:value-type="float">
            <text:p>14</text:p>
          </table:table-cell>
          <table:table-cell table:style-name="ce15" table:formula="of:=[$Absolut.J10]" office:value-type="float" office:value="148.2" calcext:value-type="float">
            <text:p>148,2</text:p>
          </table:table-cell>
          <table:table-cell table:style-name="ce19" table:formula="of:=[$Iterativ.J10]" office:value-type="float" office:value="58" calcext:value-type="float">
            <text:p>58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15" table:formula="of:=[$Absolut.J11]" office:value-type="float" office:value="256.2" calcext:value-type="float">
            <text:p>256,2</text:p>
          </table:table-cell>
          <table:table-cell table:style-name="ce19" table:formula="of:=[$Iterativ.J11]" office:value-type="float" office:value="58" calcext:value-type="float">
            <text:p>58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5" table:formula="of:=[$Absolut.J12]" office:value-type="float" office:value="224" calcext:value-type="float">
            <text:p>224</text:p>
          </table:table-cell>
          <table:table-cell table:style-name="ce19" table:formula="of:=[$Iterativ.J12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15" table:formula="of:=[$Absolut.J13]" office:value-type="float" office:value="1360.8" calcext:value-type="float">
            <text:p>1360,8</text:p>
          </table:table-cell>
          <table:table-cell table:style-name="ce19" table:formula="of:=[$Iterativ.J13]" office:value-type="float" office:value="1130" calcext:value-type="float">
            <text:p>1130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5" table:formula="of:=[$Absolut.J14]" office:value-type="float" office:value="1480.8" calcext:value-type="float">
            <text:p>1480,8</text:p>
          </table:table-cell>
          <table:table-cell table:style-name="ce19" table:formula="of:=[$Iterativ.J14]" office:value-type="float" office:value="3066" calcext:value-type="float">
            <text:p>3066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5" table:formula="of:=[$Absolut.J15]" office:value-type="float" office:value="3536.6" calcext:value-type="float">
            <text:p>3536,6</text:p>
          </table:table-cell>
          <table:table-cell table:style-name="ce19" table:formula="of:=[$Iterativ.J15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5" table:formula="of:=[$Absolut.J16]" office:value-type="float" office:value="20712.4" calcext:value-type="float">
            <text:p>20712,4</text:p>
          </table:table-cell>
          <table:table-cell table:style-name="ce19" table:formula="of:=[$Iterativ.J16]" office:value-type="float" office:value="7866" calcext:value-type="float">
            <text:p>7866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5" table:formula="of:=[$Absolut.J17]" office:value-type="float" office:value="26304.5" calcext:value-type="float">
            <text:p>26304,5</text:p>
          </table:table-cell>
          <table:table-cell table:style-name="ce19" table:formula="of:=[$Iterativ.J17]" office:value-type="float" office:value="2101" calcext:value-type="float">
            <text:p>2101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5" table:formula="of:=[$Absolut.J18]" office:value-type="string" office:string-value="" calcext:value-type="error">
            <text:p>#DIV/0!</text:p>
          </table:table-cell>
          <table:table-cell table:style-name="ce19" table:formula="of:=[$Iterativ.J18]" office:value-type="float" office:value="123" calcext:value-type="float">
            <text:p>123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5" table:formula="of:=[$Absolut.J19]" office:value-type="string" office:string-value="" calcext:value-type="error">
            <text:p>#DIV/0!</text:p>
          </table:table-cell>
          <table:table-cell table:style-name="ce19" table:formula="of:=[$Iterativ.J19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5" table:formula="of:=[$Absolut.J20]" office:value-type="string" office:string-value="" calcext:value-type="error">
            <text:p>#DIV/0!</text:p>
          </table:table-cell>
          <table:table-cell table:style-name="ce19" table:formula="of:=[$Iterativ.J20]" office:value-type="float" office:value="59554" calcext:value-type="float">
            <text:p>59554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5" table:formula="of:=[$Absolut.J21]" office:value-type="string" office:string-value="" calcext:value-type="error">
            <text:p>#DIV/0!</text:p>
          </table:table-cell>
          <table:table-cell table:style-name="ce19" table:formula="of:=[$Iterativ.J21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5" table:formula="of:=[$Absolut.J22]" office:value-type="string" office:string-value="" calcext:value-type="error">
            <text:p>#DIV/0!</text:p>
          </table:table-cell>
          <table:table-cell table:style-name="ce19" table:formula="of:=[$Iterativ.J22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7" calcext:value-type="float">
            <text:p>27</text:p>
          </table:table-cell>
          <table:table-cell table:style-name="ce15" table:formula="of:=[$Absolut.J23]" office:value-type="string" office:string-value="" calcext:value-type="error">
            <text:p>#DIV/0!</text:p>
          </table:table-cell>
          <table:table-cell table:style-name="ce19" table:formula="of:=[$Iterativ.J23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5" table:formula="of:=[$Absolut.J24]" office:value-type="string" office:string-value="" calcext:value-type="error">
            <text:p>#DIV/0!</text:p>
          </table:table-cell>
          <table:table-cell table:style-name="ce19" table:formula="of:=[$Iterativ.J24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0" office:value-type="float" office:value="29" calcext:value-type="float">
            <text:p>29</text:p>
          </table:table-cell>
          <table:table-cell table:style-name="ce15" table:formula="of:=[$Absolut.J25]" office:value-type="string" office:string-value="" calcext:value-type="error">
            <text:p>#DIV/0!</text:p>
          </table:table-cell>
          <table:table-cell table:style-name="ce19" table:formula="of:=[$Iterativ.J25]" office:value-type="string" office:string-value="" calcext:value-type="error">
            <text:p>#DIV/0!</text:p>
          </table:table-cell>
          <table:table-cell table:style-name="ce19" table:number-columns-repeated="4"/>
          <table:table-cell table:style-name="ce23"/>
          <table:table-cell table:style-name="ce27"/>
          <table:table-cell table:number-columns-repeated="1014"/>
        </table:table-row>
        <table:table-row table:style-name="ro1">
          <table:table-cell/>
          <table:table-cell table:style-name="ce11" office:value-type="float" office:value="30" calcext:value-type="float">
            <text:p>30</text:p>
          </table:table-cell>
          <table:table-cell table:style-name="ce16" table:formula="of:=[$Absolut.J26]" office:value-type="string" office:string-value="" calcext:value-type="error">
            <text:p>#DIV/0!</text:p>
          </table:table-cell>
          <table:table-cell table:style-name="ce20" table:formula="of:=[$Iterativ.J26]" office:value-type="string" office:string-value="" calcext:value-type="error">
            <text:p>#DIV/0!</text:p>
          </table:table-cell>
          <table:table-cell table:style-name="ce20" table:number-columns-repeated="4"/>
          <table:table-cell table:style-name="ce24"/>
          <table:table-cell table:style-name="ce28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.00.0000</text:date>, <text:time style:data-style-name="N2" text:time-value="09:28:07.4455748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2-25T09:37:51.812578458</dc:date>
    <meta:editing-cycles>48</meta:editing-cycles>
    <meta:editing-duration>P11DT12H26M17S</meta:editing-duration>
    <meta:generator>LibreOffice/4.2.8.2$Linux_X86_64 LibreOffice_project/420m0$Build-2</meta:generator>
    <meta:document-statistic meta:table-count="4" meta:cell-count="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bsolut.B4:Absolut.B18 Absolut.H3:Absolut.J18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Absolut.B4:Absolut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solut.H4:Absolut.H18" chart:label-cell-address="Absolut.H3:Absolut.H3" chart:class="chart:bar">
            <chart:data-point chart:repeated="15"/>
          </chart:series>
          <chart:series chart:style-name="ch7" chart:values-cell-range-address="Absolut.I4:Absolut.I18" chart:label-cell-address="Absolut.I3:Absolut.I3" chart:class="chart:bar">
            <chart:data-point chart:repeated="15"/>
          </chart:series>
          <chart:series chart:style-name="ch8" chart:values-cell-range-address="Absolut.J4:Absolut.J18" chart:label-cell-address="Absolut.J3:Absolut.J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bsolut.H3:Absolut.H3</svg:desc>
                </draw:g>
              </table:table-cell>
              <table:table-cell office:value-type="string">
                <text:p>diff</text:p>
                <draw:g>
                  <svg:desc>Absolut.I3:Absolut.I3</svg:desc>
                </draw:g>
              </table:table-cell>
              <table:table-cell office:value-type="string">
                <text:p>mittel</text:p>
                <draw:g>
                  <svg:desc>Absolut.J3:Absolut.J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Absolut.B4:Absolut.B18</svg:desc>
                </draw:g>
              </table:table-cell>
              <table:table-cell office:value-type="float" office:value="6">
                <text:p>6</text:p>
                <draw:g>
                  <svg:desc>Absolut.H4:Absolut.H18</svg:desc>
                </draw:g>
              </table:table-cell>
              <table:table-cell office:value-type="float" office:value="2">
                <text:p>2</text:p>
                <draw:g>
                  <svg:desc>Absolut.I4:Absolut.I18</svg:desc>
                </draw:g>
              </table:table-cell>
              <table:table-cell office:value-type="float" office:value="7.6">
                <text:p>7.6</text:p>
                <draw:g>
                  <svg:desc>Absolut.J4:Absolut.J18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30263">
                <text:p>30263</text:p>
              </table:table-cell>
              <table:table-cell office:value-type="float" office:value="26304.5">
                <text:p>26304.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2.4" chart:gap-width="50" chart:overlap="100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0066cc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3.157cm" svg:height="12.552cm" xlink:href=".." xlink:type="simple" chart:class="chart:bar" chart:style-name="ch1">
        <chart:legend chart:legend-position="end" svg:x="30.966cm" svg:y="5.479cm" style:legend-expansion="high" chart:style-name="ch2"/>
        <chart:plot-area chart:style-name="ch3" table:cell-range-address="Iterativ.B4:Iterativ.B22 Iterativ.H3:Iterativ.J22" chart:data-source-has-labels="both" svg:x="0.663cm" svg:y="0.251cm" svg:width="29.64cm" svg:height="12.05cm">
          <chartooo:coordinate-region svg:x="2.025cm" svg:y="0.451cm" svg:width="28.278cm" svg:height="11.203cm"/>
          <chart:axis chart:dimension="x" chart:name="primary-x" chart:style-name="ch4" chartooo:axis-type="auto">
            <chartooo:date-scale/>
            <chart:categories table:cell-range-address="Iterativ.B4:Iterativ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erativ.H4:Iterativ.H22" chart:label-cell-address="Iterativ.H3:Iterativ.H3" chart:class="chart:bar">
            <chart:data-point chart:repeated="19"/>
          </chart:series>
          <chart:series chart:style-name="ch8" chart:values-cell-range-address="Iterativ.I4:Iterativ.I22" chart:label-cell-address="Iterativ.I3:Iterativ.I3" chart:class="chart:bar">
            <chart:data-point chart:repeated="19"/>
          </chart:series>
          <chart:series chart:style-name="ch9" chart:values-cell-range-address="Iterativ.J4:Iterativ.J22" chart:label-cell-address="Iterativ.J3:Iterativ.J3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Iterativ.B4:Iterativ.B22</svg:desc>
                </draw:g>
              </table:table-cell>
              <table:table-cell office:value-type="float" office:value="2">
                <text:p>2</text:p>
                <draw:g>
                  <svg:desc>Iterativ.H4:Iterativ.H22</svg:desc>
                </draw:g>
              </table:table-cell>
              <table:table-cell office:value-type="float" office:value="0">
                <text:p>0</text:p>
                <draw:g>
                  <svg:desc>Iterativ.I4:Iterativ.I22</svg:desc>
                </draw:g>
              </table:table-cell>
              <table:table-cell office:value-type="float" office:value="2">
                <text:p>2</text:p>
                <draw:g>
                  <svg:desc>Iterativ.J4:Iterativ.J22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2.4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57cm" svg:height="12.552cm" xlink:href=".." xlink:type="simple" chart:class="chart:line" chart:style-name="ch1">
        <chart:legend chart:legend-position="end" svg:x="30.464cm" svg:y="4.234cm" style:legend-expansion="high" chart:style-name="ch2"/>
        <chart:plot-area chart:style-name="ch3" table:cell-range-address="Durchschnitte.B4:Durchschnitte.J26 Durchschnitte.C3:Durchschnitte.J3" chart:data-source-has-labels="both" svg:x="0.663cm" svg:y="0.251cm" svg:width="29.138cm" svg:height="12.05cm">
          <chartooo:coordinate-region svg:x="2.025cm" svg:y="0.451cm" svg:width="27.589cm" svg:height="11.203cm"/>
          <chart:axis chart:dimension="x" chart:name="primary-x" chart:style-name="ch4" chartooo:axis-type="auto">
            <chartooo:date-scale/>
            <chart:categories table:cell-range-address="Durchschnitte.B4:Durchschnitte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6" chart:label-cell-address="Durchschnitte.C3:Durchschnitte.C3" chart:class="chart:line">
            <chart:data-point chart:repeated="23"/>
          </chart:series>
          <chart:series chart:style-name="ch8" chart:values-cell-range-address="Durchschnitte.D4:Durchschnitte.D26" chart:label-cell-address="Durchschnitte.D3:Durchschnitte.D3" chart:class="chart:line">
            <chart:data-point chart:repeated="23"/>
          </chart:series>
          <chart:series chart:style-name="ch9" chart:values-cell-range-address="Durchschnitte.E4:Durchschnitte.E26" chart:label-cell-address="Durchschnitte.E3:Durchschnitte.E3" chart:class="chart:line">
            <chart:data-point chart:repeated="23"/>
          </chart:series>
          <chart:series chart:style-name="ch10" chart:values-cell-range-address="Durchschnitte.F4:Durchschnitte.F26" chart:label-cell-address="Durchschnitte.F3:Durchschnitte.F3" chart:class="chart:line">
            <chart:data-point chart:repeated="23"/>
          </chart:series>
          <chart:series chart:style-name="ch11" chart:values-cell-range-address="Durchschnitte.G4:Durchschnitte.G26" chart:label-cell-address="Durchschnitte.G3:Durchschnitte.G3" chart:class="chart:line">
            <chart:data-point chart:repeated="23"/>
          </chart:series>
          <chart:series chart:style-name="ch12" chart:values-cell-range-address="Durchschnitte.H4:Durchschnitte.H26" chart:label-cell-address="Durchschnitte.H3:Durchschnitte.H3" chart:class="chart:line">
            <chart:data-point chart:repeated="23"/>
          </chart:series>
          <chart:series chart:style-name="ch13" chart:values-cell-range-address="Durchschnitte.I4:Durchschnitte.I26" chart:label-cell-address="Durchschnitte.I3:Durchschnitte.I3" chart:class="chart:line">
            <chart:data-point chart:repeated="23"/>
          </chart:series>
          <chart:series chart:style-name="ch14" chart:values-cell-range-address="Durchschnitte.J4:Durchschnitte.J26" chart:label-cell-address="Durchschnitte.J3:Durchschnitte.J3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</text:p>
                <draw:g>
                  <svg:desc>Durchschnitte.C3:Durchschnitte.C3</svg:desc>
                </draw:g>
              </table:table-cell>
              <table:table-cell office:value-type="string">
                <text:p>Iterativ</text:p>
                <draw:g>
                  <svg:desc>Durchschnitte.D3:Durchschnitte.D3</svg:desc>
                </draw:g>
              </table:table-cell>
              <table:table-cell office:value-type="string">
                <text:p/>
                <draw:g>
                  <svg:desc>Durchschnitte.E3:Durchschnitte.E3</svg:desc>
                </draw:g>
              </table:table-cell>
              <table:table-cell office:value-type="string">
                <text:p/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Durchschnitte.B4:Durchschnitte.B26</svg:desc>
                </draw:g>
              </table:table-cell>
              <table:table-cell office:value-type="float" office:value="7.6">
                <text:p>7.6</text:p>
                <draw:g>
                  <svg:desc>Durchschnitte.C4:Durchschnitte.C26</svg:desc>
                </draw:g>
              </table:table-cell>
              <table:table-cell office:value-type="float" office:value="2">
                <text:p>2</text:p>
                <draw:g>
                  <svg:desc>Durchschnitte.D4:Durchschnitte.D26</svg:desc>
                </draw:g>
              </table:table-cell>
              <table:table-cell office:value-type="float" office:value="NaN">
                <text:p>NaN</text:p>
                <draw:g>
                  <svg:desc>Durchschnitte.E4:Durchschnitte.E26</svg:desc>
                </draw:g>
              </table:table-cell>
              <table:table-cell office:value-type="float" office:value="NaN">
                <text:p>NaN</text:p>
                <draw:g>
                  <svg:desc>Durchschnitte.F4:Durchschnitte.F26</svg:desc>
                </draw:g>
              </table:table-cell>
              <table:table-cell office:value-type="float" office:value="NaN">
                <text:p>NaN</text:p>
                <draw:g>
                  <svg:desc>Durchschnitte.G4:Durchschnitte.G26</svg:desc>
                </draw:g>
              </table:table-cell>
              <table:table-cell office:value-type="float" office:value="NaN">
                <text:p>NaN</text:p>
                <draw:g>
                  <svg:desc>Durchschnitte.H4:Durchschnitte.H26</svg:desc>
                </draw:g>
              </table:table-cell>
              <table:table-cell office:value-type="float" office:value="NaN">
                <text:p>NaN</text:p>
                <draw:g>
                  <svg:desc>Durchschnitte.I4:Durchschnitte.I26</svg:desc>
                </draw:g>
              </table:table-cell>
              <table:table-cell office:value-type="float" office:value="NaN">
                <text:p>NaN</text:p>
                <draw:g>
                  <svg:desc>Durchschnitte.J4:Durchschnitte.J26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4">
                <text:p>5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304.5">
                <text:p>26304.5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